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4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3"><text:span text:style-name="Fuente_20_de_20_párrafo_20_predeter."><text:span text:style-name="T38">Comprobante</text:span></text:span></text:p>
          </table:table-cell>
          <table:table-cell table:style-name="Tabla1.B2" office:value-type="string">
            <text:p text:style-name="P59"><text:span text:style-name="Fuente_20_de_20_párrafo_20_predeter."><text:span text:style-name="T39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9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2" office:value-type="string">
            <text:p text:style-name="P76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5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9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3"><text:span text:style-name="Fuente_20_de_20_párrafo_20_predeter."><text:span text:style-name="T41">Comprobante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3.D2" office:value-type="string">
            <text:p text:style-name="P62"><text:span text:style-name="Fuente_20_de_20_párrafo_20_predeter."><text:span text:style-name="T42">Importe </text:span></text:span><text:span text:style-name="Fuente_20_de_20_párrafo_20_predeter."><text:span text:style-name="T44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6"><text:text-input text:description="&lt;/for&gt;">End For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2">A cuenta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if&gt;">End if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9" table:number-columns-spanned="3" office:value-type="string">
            <text:p text:style-name="P67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8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2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4"><text:span text:style-name="Fuente_20_de_20_párrafo_20_predeter."><text:span text:style-name="T41">Comprobante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2.D2" office:value-type="string">
            <text:p text:style-name="P61"><text:span text:style-name="Fuente_20_de_20_párrafo_20_predeter."><text:span text:style-name="T43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1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6"><text:text-input text:description="&lt;/for&gt;">End For</text:text-input></text:p>
          </table:table-cell>
          <table:table-cell table:style-name="Tabla2.B5" office:value-type="string">
            <text:p text:style-name="P73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6" table:number-columns-spanned="3" office:value-type="string">
            <text:p text:style-name="P66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8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2-03T19:52:27.520705902</dc:date>
    <meta:editing-duration>P2DT12H4M32S</meta:editing-duration>
    <meta:editing-cycles>543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33" meta:character-count="1949" meta:non-whitespace-character-count="1801"/>
  </office:meta>
</office:document-meta>
</file>